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ro31" style:family="table-row">
      <style:table-row-properties style:row-height="2.473cm" fo:break-before="auto" style:use-optimal-row-height="true"/>
    </style:style>
    <style:style style:name="ro32" style:family="table-row">
      <style:table-row-properties style:row-height="3.21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27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27">
            <text:p>0906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27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27">
            <text:p>0906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28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29">
            <text:p>0906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29">
            <text:p>0906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29">
            <text:p>0906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29">
            <text:p>0906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29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29">
            <text:p>0906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">
            <text:p>0906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1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1">
            <text:p>0906 <text:s/>101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1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2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2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2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3">
            <text:p>0906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4">
            <text:p>0906 <text:s/>101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4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5">
            <text:p>0906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5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6">
            <text:p>0906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6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9">
            <text:p>0906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39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1">
            <text:p>0906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1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1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1">
            <text:p>0906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1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2">
            <text:p>0906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2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3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3">
            <text:p>0906 <text:s/>10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4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5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5">
            <text:p>0906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5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5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6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6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7">
            <text:p>0906 <text:s/>101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8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9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9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9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49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5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5">
            <text:p>0906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52">
            <text:p>0906 <text:s/>101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53">
            <text:p>0906 <text:s/>101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54">
            <text:p>0906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54">
            <text:p>0906 <text:s/>1016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56">
            <text:p>0906 <text:s/>10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56">
            <text:p>0906 <text:s/>101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57">
            <text:p>0906 <text:s/>101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58">
            <text:p>0906 <text:s/>10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59">
            <text:p>0906 <text:s/>101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61">
            <text:p>0906 <text:s/>10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63">
            <text:p>0906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64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65">
            <text:p>0906 <text:s/>101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65">
            <text:p>0906 <text:s/>101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67">
            <text:p>0906 <text:s/>101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68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69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">
            <text:p>0906 <text:s/>101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1">
            <text:p>0906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1">
            <text:p>0906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2">
            <text:p>0906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2">
            <text:p>0906 <text:s/>101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2">
            <text:p>0906 <text:s/>1016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3">
            <text:p>0906 <text:s/>101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3">
            <text:p>0906 <text:s/>1016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3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4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4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4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4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5">
            <text:p>0906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5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5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6">
            <text:p>0906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6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6">
            <text:p>0906 <text:s/>10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7">
            <text:p>0906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7">
            <text:p>0906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8">
            <text:p>0906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8">
            <text:p>0906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8">
            <text:p>0906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8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9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79">
            <text:p>0906 <text:s/>101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">
            <text:p>0906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">
            <text:p>0906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1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2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2">
            <text:p>0906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2">
            <text:p>0906 <text:s/>10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3">
            <text:p>0906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3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4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5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5">
            <text:p>0906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6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6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6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6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6">
            <text:p>11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6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6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6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6">
            <text:p>0906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6T10:16:14.86">
            <text:p>0906 <text:s/>1016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3">
            <text:p>113</text:p>
          </table:table-cell>
          <table:table-cell table:style-name="ce7" table:formula="of:=NOW()" office:value-type="date" office:date-value="2021-09-06T10:16:14.86">
            <text:p>0906 <text:s/>101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06T10:16:14.86">
            <text:p>2021/9/6 10:1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06T10:16:14.86">
            <text:p>0906 <text:s/>1016</text:p>
          </table:table-cell>
          <table:table-cell table:style-name="ce7" table:formula="of:=NOW()" office:value-type="date" office:date-value="2021-09-06T10:16:14.86">
            <text:p>0906 <text:s/>101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06T10:16:14.86">
            <text:p>0906 <text:s/>101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30T16:31:13.2">
            <text:p>0830</text:p>
          </table:table-cell>
          <table:table-cell table:style-name="ce9" office:value-type="string">
            <text:p>v-1-48</text:p>
          </table:table-cell>
          <table:table-cell table:style-name="ce20" office:value-type="string">
            <text:p>tại sao, đầu anh ấy chảy máu? / anh ấy đã đánh đầu vào đâu? khi nào? / làm thế nào mà, <text:s/>anh ấy rơi trên sàn. / làm sao bạn dến dây? / </text:p>
          </table:table-cell>
          <table:table-cell table:style-name="ce23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엔 사람은 없었다. 그래서 `평평 자리` 까지 가서 마사지를 했다. (2) 두 모두 올렸다. &lt;2&gt; 크로는 다시 단맛 씹는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ziewiąty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w japońskiej skali muzycznej. (2) `Kan`. na dziurzach od piątego i w górę. &lt;2&gt; dźwięki wychodzą z przerwami, zwłaszcza, na dziurach szódmym i w górę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تاسع عشرين من آب، الأسبوع <text:s/>الرابع، الشهر الثامن.</text:p>
          </table:table-cell>
          <table:table-cell table:style-name="ce23"/>
          <table:table-cell table:style-name="ce23" office:value-type="string">
            <text:p>it was sunday, the twenty-ninth of august, the forth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نهم ماه مرداد، هفته چهار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raktat aneksji między Japonią i Koreą, ta traktat wchodzi w życie w tym dniu. (2) Podpisanie samo tego traktaty, to zostało zrobione wcześniej, na dwudziestym drugim tego samego miesiąca, tydzień wcześni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в этот день, подпи'сан Нанки'нский догово'р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1T17:09:52.43">
            <text:p>0901</text:p>
          </table:table-cell>
          <table:table-cell table:style-name="ce9" office:value-type="string">
            <text:p>kh-1-104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I drink / water / I drink water / you drink water / they drink water / he drinks water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7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먼저부터 지상에 있다. &lt;2&gt; 어디에선가, 미케의 울음소리가 들려오고 있었다. &lt;3&gt; 그래서 크로를 안아하고 옹벽으로 달렸다. &lt;4&gt; 미케는 옹벽에선 없었다. &lt;5&gt; 크로를 지상에 내리고, 마사지를 시작했다. &lt;6&gt; 그러자, 미케가 계단 앞에서 달려 오는 모습이 보이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trzydziesty sierpnia, piąty tydzień, ósm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melodia, którę wcześniej skomponowałem. &lt;2&gt; zagrałem to ponown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 table:number-columns-repeated="2"/>
          <table:table-cell table:style-name="ce6" office:value-type="date" office:date-value="2021-09-06T09:52:32.34">
            <text:p>0906</text:p>
          </table:table-cell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옆의 옹벽에, 미케는 항상 옹벽에 (2) 마사지. `진동 마사지`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niedziele, piąt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ćwiczenie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خامس من أيلول، الأسبوع الثاني، الشهر التاسع.</text:p>
          </table:table-cell>
          <table:table-cell table:style-name="ce23"/>
          <table:table-cell table:style-name="ce23" office:value-type="string">
            <text:p>it was sunday, the fif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number-columns-repeated="2"/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پنجم ماه سپتامبر، هفته دوم، ماه نهم.</text:p>
          </table:table-cell>
          <table:table-cell table:style-name="ce23" office:value-type="string">
            <text:p>septaambr / noho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06T10:16:07.47">
            <text:p>0906 <text:s/>101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06T10:16:15.3">
            <text:p>0906 <text:s/>1016</text:p>
          </table:table-cell>
          <table:table-cell table:style-name="ce7" table:formula="of:=NOW()" office:value-type="date" office:date-value="2021-09-06T10:16:15.3">
            <text:p>0906 <text:s/>101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06T10:16:15.3">
            <text:p>0906 <text:s/>101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6">2021/09/06</text:date>, <text:time>10:16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06T10:16:11.39</dc:date>
    <dc:creator>iwabuchi ken</dc:creator>
    <meta:editing-duration>P6DT21H46M27S</meta:editing-duration>
    <meta:editing-cycles>1026</meta:editing-cycles>
    <meta:generator>OpenOffice/4.1.3$Win32 OpenOffice.org_project/413m1$Build-9783</meta:generator>
    <meta:document-statistic meta:table-count="2" meta:cell-count="1219" meta:object-count="0"/>
  </office:meta>
</office:document-meta>
</file>